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90.49mm" svg:y="4.19mm">
            <loext:p draw:notify-on-update-of-ranges="Sheet1.A1:Sheet1.A1 Sheet1.A2:Sheet1.A100 Sheet1.B1:Sheet1.B1 Sheet1.B2:Sheet1.B100 Sheet1.C1:Sheet1.C1 Sheet1.C2:Sheet1.C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rsion A</text:p>
          </table:table-cell>
          <table:table-cell office:value-type="string" calcext:value-type="string">
            <text:p>Version B</text:p>
          </table:table-cell>
          <table:table-cell office:value-type="string" calcext:value-type="string">
            <text:p>Version reduction</text:p>
          </table:table-cell>
        </table:table-row>
        <table:table-row table:style-name="ro1">
          <table:table-cell office:value-type="float" office:value="0.000009" calcext:value-type="float">
            <text:p>0,000009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157" calcext:value-type="float">
            <text:p>0,000157</text:p>
          </table:table-cell>
        </table:table-row>
        <table:table-row table:style-name="ro1">
          <table:table-cell office:value-type="float" office:value="0.000029" calcext:value-type="float">
            <text:p>0,000029</text:p>
          </table:table-cell>
          <table:table-cell office:value-type="float" office:value="0.000482" calcext:value-type="float">
            <text:p>0,000482</text:p>
          </table:table-cell>
          <table:table-cell office:value-type="float" office:value="0.000349" calcext:value-type="float">
            <text:p>0,000349</text:p>
          </table:table-cell>
        </table:table-row>
        <table:table-row table:style-name="ro1">
          <table:table-cell office:value-type="float" office:value="0.000063" calcext:value-type="float">
            <text:p>0,000063</text:p>
          </table:table-cell>
          <table:table-cell office:value-type="float" office:value="0.000774" calcext:value-type="float">
            <text:p>0,000774</text:p>
          </table:table-cell>
          <table:table-cell office:value-type="float" office:value="0.000485" calcext:value-type="float">
            <text:p>0,000485</text:p>
          </table:table-cell>
        </table:table-row>
        <table:table-row table:style-name="ro1">
          <table:table-cell office:value-type="float" office:value="0.000111" calcext:value-type="float">
            <text:p>0,000111</text:p>
          </table:table-cell>
          <table:table-cell office:value-type="float" office:value="0.001007" calcext:value-type="float">
            <text:p>0,001007</text:p>
          </table:table-cell>
          <table:table-cell office:value-type="float" office:value="0.000574" calcext:value-type="float">
            <text:p>0,000574</text:p>
          </table:table-cell>
        </table:table-row>
        <table:table-row table:style-name="ro1">
          <table:table-cell office:value-type="float" office:value="0.000136" calcext:value-type="float">
            <text:p>0,000136</text:p>
          </table:table-cell>
          <table:table-cell office:value-type="float" office:value="0.001111" calcext:value-type="float">
            <text:p>0,001111</text:p>
          </table:table-cell>
          <table:table-cell office:value-type="float" office:value="0.000742" calcext:value-type="float">
            <text:p>0,000742</text:p>
          </table:table-cell>
        </table:table-row>
        <table:table-row table:style-name="ro1">
          <table:table-cell office:value-type="float" office:value="0.000164" calcext:value-type="float">
            <text:p>0,000164</text:p>
          </table:table-cell>
          <table:table-cell office:value-type="float" office:value="0.001504" calcext:value-type="float">
            <text:p>0,001504</text:p>
          </table:table-cell>
          <table:table-cell office:value-type="float" office:value="0.001129" calcext:value-type="float">
            <text:p>0,001129</text:p>
          </table:table-cell>
        </table:table-row>
        <table:table-row table:style-name="ro1">
          <table:table-cell office:value-type="float" office:value="0.000219" calcext:value-type="float">
            <text:p>0,000219</text:p>
          </table:table-cell>
          <table:table-cell office:value-type="float" office:value="0.002052" calcext:value-type="float">
            <text:p>0,002052</text:p>
          </table:table-cell>
          <table:table-cell office:value-type="float" office:value="0.001377" calcext:value-type="float">
            <text:p>0,001377</text:p>
          </table:table-cell>
        </table:table-row>
        <table:table-row table:style-name="ro1">
          <table:table-cell office:value-type="float" office:value="0.000356" calcext:value-type="float">
            <text:p>0,000356</text:p>
          </table:table-cell>
          <table:table-cell office:value-type="float" office:value="0.002102" calcext:value-type="float">
            <text:p>0,002102</text:p>
          </table:table-cell>
          <table:table-cell office:value-type="float" office:value="0.001319" calcext:value-type="float">
            <text:p>0,001319</text:p>
          </table:table-cell>
        </table:table-row>
        <table:table-row table:style-name="ro1">
          <table:table-cell office:value-type="float" office:value="0.000458" calcext:value-type="float">
            <text:p>0,000458</text:p>
          </table:table-cell>
          <table:table-cell office:value-type="float" office:value="0.002501" calcext:value-type="float">
            <text:p>0,002501</text:p>
          </table:table-cell>
          <table:table-cell office:value-type="float" office:value="0.001446" calcext:value-type="float">
            <text:p>0,001446</text:p>
          </table:table-cell>
        </table:table-row>
        <table:table-row table:style-name="ro1">
          <table:table-cell office:value-type="float" office:value="0.00064" calcext:value-type="float">
            <text:p>0,00064</text:p>
          </table:table-cell>
          <table:table-cell office:value-type="float" office:value="0.002256" calcext:value-type="float">
            <text:p>0,002256</text:p>
          </table:table-cell>
          <table:table-cell office:value-type="float" office:value="0.001674" calcext:value-type="float">
            <text:p>0,001674</text:p>
          </table:table-cell>
        </table:table-row>
        <table:table-row table:style-name="ro1">
          <table:table-cell office:value-type="float" office:value="0.000588" calcext:value-type="float">
            <text:p>0,000588</text:p>
          </table:table-cell>
          <table:table-cell office:value-type="float" office:value="0.002514" calcext:value-type="float">
            <text:p>0,002514</text:p>
          </table:table-cell>
          <table:table-cell office:value-type="float" office:value="0.002433" calcext:value-type="float">
            <text:p>0,002433</text:p>
          </table:table-cell>
        </table:table-row>
        <table:table-row table:style-name="ro1">
          <table:table-cell office:value-type="float" office:value="0.000998" calcext:value-type="float">
            <text:p>0,000998</text:p>
          </table:table-cell>
          <table:table-cell office:value-type="float" office:value="0.003594" calcext:value-type="float">
            <text:p>0,003594</text:p>
          </table:table-cell>
          <table:table-cell office:value-type="float" office:value="0.003035" calcext:value-type="float">
            <text:p>0,003035</text:p>
          </table:table-cell>
        </table:table-row>
        <table:table-row table:style-name="ro1">
          <table:table-cell office:value-type="float" office:value="0.000768" calcext:value-type="float">
            <text:p>0,000768</text:p>
          </table:table-cell>
          <table:table-cell office:value-type="float" office:value="0.006448" calcext:value-type="float">
            <text:p>0,006448</text:p>
          </table:table-cell>
          <table:table-cell office:value-type="float" office:value="0.003048" calcext:value-type="float">
            <text:p>0,003048</text:p>
          </table:table-cell>
        </table:table-row>
        <table:table-row table:style-name="ro1">
          <table:table-cell office:value-type="float" office:value="0.000923" calcext:value-type="float">
            <text:p>0,000923</text:p>
          </table:table-cell>
          <table:table-cell office:value-type="float" office:value="0.004385" calcext:value-type="float">
            <text:p>0,004385</text:p>
          </table:table-cell>
          <table:table-cell office:value-type="float" office:value="0.002771" calcext:value-type="float">
            <text:p>0,002771</text:p>
          </table:table-cell>
        </table:table-row>
        <table:table-row table:style-name="ro1">
          <table:table-cell office:value-type="float" office:value="0.001055" calcext:value-type="float">
            <text:p>0,001055</text:p>
          </table:table-cell>
          <table:table-cell office:value-type="float" office:value="0.004125" calcext:value-type="float">
            <text:p>0,004125</text:p>
          </table:table-cell>
          <table:table-cell office:value-type="float" office:value="0.002999" calcext:value-type="float">
            <text:p>0,002999</text:p>
          </table:table-cell>
        </table:table-row>
        <table:table-row table:style-name="ro1">
          <table:table-cell office:value-type="float" office:value="0.001766" calcext:value-type="float">
            <text:p>0,001766</text:p>
          </table:table-cell>
          <table:table-cell office:value-type="float" office:value="0.004367" calcext:value-type="float">
            <text:p>0,004367</text:p>
          </table:table-cell>
          <table:table-cell office:value-type="float" office:value="0.003387" calcext:value-type="float">
            <text:p>0,00338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4521" calcext:value-type="float">
            <text:p>0,004521</text:p>
          </table:table-cell>
          <table:table-cell office:value-type="float" office:value="0.003314" calcext:value-type="float">
            <text:p>0,003314</text:p>
          </table:table-cell>
        </table:table-row>
        <table:table-row table:style-name="ro1">
          <table:table-cell office:value-type="float" office:value="0.001463" calcext:value-type="float">
            <text:p>0,001463</text:p>
          </table:table-cell>
          <table:table-cell office:value-type="float" office:value="0.004979" calcext:value-type="float">
            <text:p>0,004979</text:p>
          </table:table-cell>
          <table:table-cell office:value-type="float" office:value="0.00364" calcext:value-type="float">
            <text:p>0,00364</text:p>
          </table:table-cell>
        </table:table-row>
        <table:table-row table:style-name="ro1">
          <table:table-cell office:value-type="float" office:value="0.001704" calcext:value-type="float">
            <text:p>0,001704</text:p>
          </table:table-cell>
          <table:table-cell office:value-type="float" office:value="0.00617" calcext:value-type="float">
            <text:p>0,00617</text:p>
          </table:table-cell>
          <table:table-cell office:value-type="float" office:value="0.00376" calcext:value-type="float">
            <text:p>0,00376</text:p>
          </table:table-cell>
        </table:table-row>
        <table:table-row table:style-name="ro1">
          <table:table-cell office:value-type="float" office:value="0.001912" calcext:value-type="float">
            <text:p>0,001912</text:p>
          </table:table-cell>
          <table:table-cell office:value-type="float" office:value="0.006502" calcext:value-type="float">
            <text:p>0,006502</text:p>
          </table:table-cell>
          <table:table-cell office:value-type="float" office:value="0.004313" calcext:value-type="float">
            <text:p>0,004313</text:p>
          </table:table-cell>
        </table:table-row>
        <table:table-row table:style-name="ro1">
          <table:table-cell office:value-type="float" office:value="0.002125" calcext:value-type="float">
            <text:p>0,002125</text:p>
          </table:table-cell>
          <table:table-cell office:value-type="float" office:value="0.00895" calcext:value-type="float">
            <text:p>0,00895</text:p>
          </table:table-cell>
          <table:table-cell office:value-type="float" office:value="0.005925" calcext:value-type="float">
            <text:p>0,005925</text:p>
          </table:table-cell>
        </table:table-row>
        <table:table-row table:style-name="ro1">
          <table:table-cell office:value-type="float" office:value="0.002325" calcext:value-type="float">
            <text:p>0,002325</text:p>
          </table:table-cell>
          <table:table-cell office:value-type="float" office:value="0.006761" calcext:value-type="float">
            <text:p>0,006761</text:p>
          </table:table-cell>
          <table:table-cell office:value-type="float" office:value="0.004842" calcext:value-type="float">
            <text:p>0,004842</text:p>
          </table:table-cell>
        </table:table-row>
        <table:table-row table:style-name="ro1">
          <table:table-cell office:value-type="float" office:value="0.002405" calcext:value-type="float">
            <text:p>0,002405</text:p>
          </table:table-cell>
          <table:table-cell office:value-type="float" office:value="0.009164" calcext:value-type="float">
            <text:p>0,009164</text:p>
          </table:table-cell>
          <table:table-cell office:value-type="float" office:value="0.00491" calcext:value-type="float">
            <text:p>0,00491</text:p>
          </table:table-cell>
        </table:table-row>
        <table:table-row table:style-name="ro1">
          <table:table-cell office:value-type="float" office:value="0.002665" calcext:value-type="float">
            <text:p>0,002665</text:p>
          </table:table-cell>
          <table:table-cell office:value-type="float" office:value="0.009333" calcext:value-type="float">
            <text:p>0,009333</text:p>
          </table:table-cell>
          <table:table-cell office:value-type="float" office:value="0.005342" calcext:value-type="float">
            <text:p>0,005342</text:p>
          </table:table-cell>
        </table:table-row>
        <table:table-row table:style-name="ro1">
          <table:table-cell office:value-type="float" office:value="0.003021" calcext:value-type="float">
            <text:p>0,003021</text:p>
          </table:table-cell>
          <table:table-cell office:value-type="float" office:value="0.008448" calcext:value-type="float">
            <text:p>0,008448</text:p>
          </table:table-cell>
          <table:table-cell office:value-type="float" office:value="0.006928" calcext:value-type="float">
            <text:p>0,006928</text:p>
          </table:table-cell>
        </table:table-row>
        <table:table-row table:style-name="ro1">
          <table:table-cell office:value-type="float" office:value="0.003246" calcext:value-type="float">
            <text:p>0,003246</text:p>
          </table:table-cell>
          <table:table-cell office:value-type="float" office:value="0.010958" calcext:value-type="float">
            <text:p>0,010958</text:p>
          </table:table-cell>
          <table:table-cell office:value-type="float" office:value="0.006064" calcext:value-type="float">
            <text:p>0,006064</text:p>
          </table:table-cell>
        </table:table-row>
        <table:table-row table:style-name="ro1">
          <table:table-cell office:value-type="float" office:value="0.003347" calcext:value-type="float">
            <text:p>0,003347</text:p>
          </table:table-cell>
          <table:table-cell office:value-type="float" office:value="0.011583" calcext:value-type="float">
            <text:p>0,011583</text:p>
          </table:table-cell>
          <table:table-cell office:value-type="float" office:value="0.008121" calcext:value-type="float">
            <text:p>0,008121</text:p>
          </table:table-cell>
        </table:table-row>
        <table:table-row table:style-name="ro1">
          <table:table-cell office:value-type="float" office:value="0.003614" calcext:value-type="float">
            <text:p>0,003614</text:p>
          </table:table-cell>
          <table:table-cell office:value-type="float" office:value="0.010375" calcext:value-type="float">
            <text:p>0,010375</text:p>
          </table:table-cell>
          <table:table-cell office:value-type="float" office:value="0.006718" calcext:value-type="float">
            <text:p>0,006718</text:p>
          </table:table-cell>
        </table:table-row>
        <table:table-row table:style-name="ro1">
          <table:table-cell office:value-type="float" office:value="0.003812" calcext:value-type="float">
            <text:p>0,003812</text:p>
          </table:table-cell>
          <table:table-cell office:value-type="float" office:value="0.008237" calcext:value-type="float">
            <text:p>0,008237</text:p>
          </table:table-cell>
          <table:table-cell office:value-type="float" office:value="0.006853" calcext:value-type="float">
            <text:p>0,006853</text:p>
          </table:table-cell>
        </table:table-row>
        <table:table-row table:style-name="ro1">
          <table:table-cell office:value-type="float" office:value="0.004221" calcext:value-type="float">
            <text:p>0,004221</text:p>
          </table:table-cell>
          <table:table-cell office:value-type="float" office:value="0.008939" calcext:value-type="float">
            <text:p>0,008939</text:p>
          </table:table-cell>
          <table:table-cell office:value-type="float" office:value="0.00925" calcext:value-type="float">
            <text:p>0,00925</text:p>
          </table:table-cell>
        </table:table-row>
        <table:table-row table:style-name="ro1">
          <table:table-cell office:value-type="float" office:value="0.00459" calcext:value-type="float">
            <text:p>0,00459</text:p>
          </table:table-cell>
          <table:table-cell office:value-type="float" office:value="0.009048" calcext:value-type="float">
            <text:p>0,009048</text:p>
          </table:table-cell>
          <table:table-cell office:value-type="float" office:value="0.007503" calcext:value-type="float">
            <text:p>0,007503</text:p>
          </table:table-cell>
        </table:table-row>
        <table:table-row table:style-name="ro1">
          <table:table-cell office:value-type="float" office:value="0.005031" calcext:value-type="float">
            <text:p>0,005031</text:p>
          </table:table-cell>
          <table:table-cell office:value-type="float" office:value="0.012498" calcext:value-type="float">
            <text:p>0,012498</text:p>
          </table:table-cell>
          <table:table-cell office:value-type="float" office:value="0.008585" calcext:value-type="float">
            <text:p>0,008585</text:p>
          </table:table-cell>
        </table:table-row>
        <table:table-row table:style-name="ro1">
          <table:table-cell office:value-type="float" office:value="0.005243" calcext:value-type="float">
            <text:p>0,005243</text:p>
          </table:table-cell>
          <table:table-cell office:value-type="float" office:value="0.009879" calcext:value-type="float">
            <text:p>0,009879</text:p>
          </table:table-cell>
          <table:table-cell office:value-type="float" office:value="0.008925" calcext:value-type="float">
            <text:p>0,008925</text:p>
          </table:table-cell>
        </table:table-row>
        <table:table-row table:style-name="ro1">
          <table:table-cell office:value-type="float" office:value="0.005356" calcext:value-type="float">
            <text:p>0,005356</text:p>
          </table:table-cell>
          <table:table-cell office:value-type="float" office:value="0.012177" calcext:value-type="float">
            <text:p>0,012177</text:p>
          </table:table-cell>
          <table:table-cell office:value-type="float" office:value="0.010086" calcext:value-type="float">
            <text:p>0,010086</text:p>
          </table:table-cell>
        </table:table-row>
        <table:table-row table:style-name="ro1">
          <table:table-cell office:value-type="float" office:value="0.006013" calcext:value-type="float">
            <text:p>0,006013</text:p>
          </table:table-cell>
          <table:table-cell office:value-type="float" office:value="0.01213" calcext:value-type="float">
            <text:p>0,01213</text:p>
          </table:table-cell>
          <table:table-cell office:value-type="float" office:value="0.009285" calcext:value-type="float">
            <text:p>0,009285</text:p>
          </table:table-cell>
        </table:table-row>
        <table:table-row table:style-name="ro1">
          <table:table-cell office:value-type="float" office:value="0.005969" calcext:value-type="float">
            <text:p>0,005969</text:p>
          </table:table-cell>
          <table:table-cell office:value-type="float" office:value="0.015506" calcext:value-type="float">
            <text:p>0,015506</text:p>
          </table:table-cell>
          <table:table-cell office:value-type="float" office:value="0.011467" calcext:value-type="float">
            <text:p>0,011467</text:p>
          </table:table-cell>
        </table:table-row>
        <table:table-row table:style-name="ro1">
          <table:table-cell office:value-type="float" office:value="0.006548" calcext:value-type="float">
            <text:p>0,006548</text:p>
          </table:table-cell>
          <table:table-cell office:value-type="float" office:value="0.015673" calcext:value-type="float">
            <text:p>0,015673</text:p>
          </table:table-cell>
          <table:table-cell office:value-type="float" office:value="0.009881" calcext:value-type="float">
            <text:p>0,009881</text:p>
          </table:table-cell>
        </table:table-row>
        <table:table-row table:style-name="ro1">
          <table:table-cell office:value-type="float" office:value="0.00719" calcext:value-type="float">
            <text:p>0,00719</text:p>
          </table:table-cell>
          <table:table-cell office:value-type="float" office:value="0.01794" calcext:value-type="float">
            <text:p>0,01794</text:p>
          </table:table-cell>
          <table:table-cell office:value-type="float" office:value="0.013646" calcext:value-type="float">
            <text:p>0,013646</text:p>
          </table:table-cell>
        </table:table-row>
        <table:table-row table:style-name="ro1">
          <table:table-cell office:value-type="float" office:value="0.00693" calcext:value-type="float">
            <text:p>0,00693</text:p>
          </table:table-cell>
          <table:table-cell office:value-type="float" office:value="0.019734" calcext:value-type="float">
            <text:p>0,019734</text:p>
          </table:table-cell>
          <table:table-cell office:value-type="float" office:value="0.015664" calcext:value-type="float">
            <text:p>0,015664</text:p>
          </table:table-cell>
        </table:table-row>
        <table:table-row table:style-name="ro1">
          <table:table-cell office:value-type="float" office:value="0.007807" calcext:value-type="float">
            <text:p>0,007807</text:p>
          </table:table-cell>
          <table:table-cell office:value-type="float" office:value="0.01624" calcext:value-type="float">
            <text:p>0,01624</text:p>
          </table:table-cell>
          <table:table-cell office:value-type="float" office:value="0.016852" calcext:value-type="float">
            <text:p>0,016852</text:p>
          </table:table-cell>
        </table:table-row>
        <table:table-row table:style-name="ro1">
          <table:table-cell office:value-type="float" office:value="0.008202" calcext:value-type="float">
            <text:p>0,008202</text:p>
          </table:table-cell>
          <table:table-cell office:value-type="float" office:value="0.013579" calcext:value-type="float">
            <text:p>0,013579</text:p>
          </table:table-cell>
          <table:table-cell office:value-type="float" office:value="0.017193" calcext:value-type="float">
            <text:p>0,017193</text:p>
          </table:table-cell>
        </table:table-row>
        <table:table-row table:style-name="ro1">
          <table:table-cell office:value-type="float" office:value="0.008644" calcext:value-type="float">
            <text:p>0,008644</text:p>
          </table:table-cell>
          <table:table-cell office:value-type="float" office:value="0.014156" calcext:value-type="float">
            <text:p>0,014156</text:p>
          </table:table-cell>
          <table:table-cell office:value-type="float" office:value="0.018307" calcext:value-type="float">
            <text:p>0,018307</text:p>
          </table:table-cell>
        </table:table-row>
        <table:table-row table:style-name="ro1">
          <table:table-cell office:value-type="float" office:value="0.008765" calcext:value-type="float">
            <text:p>0,008765</text:p>
          </table:table-cell>
          <table:table-cell office:value-type="float" office:value="0.014231" calcext:value-type="float">
            <text:p>0,014231</text:p>
          </table:table-cell>
          <table:table-cell office:value-type="float" office:value="0.013628" calcext:value-type="float">
            <text:p>0,013628</text:p>
          </table:table-cell>
        </table:table-row>
        <table:table-row table:style-name="ro1">
          <table:table-cell office:value-type="float" office:value="0.008889" calcext:value-type="float">
            <text:p>0,008889</text:p>
          </table:table-cell>
          <table:table-cell office:value-type="float" office:value="0.018941" calcext:value-type="float">
            <text:p>0,018941</text:p>
          </table:table-cell>
          <table:table-cell office:value-type="float" office:value="0.017695" calcext:value-type="float">
            <text:p>0,017695</text:p>
          </table:table-cell>
        </table:table-row>
        <table:table-row table:style-name="ro1">
          <table:table-cell office:value-type="float" office:value="0.00954" calcext:value-type="float">
            <text:p>0,00954</text:p>
          </table:table-cell>
          <table:table-cell office:value-type="float" office:value="0.020408" calcext:value-type="float">
            <text:p>0,020408</text:p>
          </table:table-cell>
          <table:table-cell office:value-type="float" office:value="0.013341" calcext:value-type="float">
            <text:p>0,013341</text:p>
          </table:table-cell>
        </table:table-row>
        <table:table-row table:style-name="ro1">
          <table:table-cell office:value-type="float" office:value="0.009758" calcext:value-type="float">
            <text:p>0,009758</text:p>
          </table:table-cell>
          <table:table-cell office:value-type="float" office:value="0.027534" calcext:value-type="float">
            <text:p>0,027534</text:p>
          </table:table-cell>
          <table:table-cell office:value-type="float" office:value="0.014074" calcext:value-type="float">
            <text:p>0,014074</text:p>
          </table:table-cell>
        </table:table-row>
        <table:table-row table:style-name="ro1">
          <table:table-cell office:value-type="float" office:value="0.010271" calcext:value-type="float">
            <text:p>0,010271</text:p>
          </table:table-cell>
          <table:table-cell office:value-type="float" office:value="0.024152" calcext:value-type="float">
            <text:p>0,024152</text:p>
          </table:table-cell>
          <table:table-cell office:value-type="float" office:value="0.014079" calcext:value-type="float">
            <text:p>0,014079</text:p>
          </table:table-cell>
        </table:table-row>
        <table:table-row table:style-name="ro1">
          <table:table-cell office:value-type="float" office:value="0.010399" calcext:value-type="float">
            <text:p>0,010399</text:p>
          </table:table-cell>
          <table:table-cell office:value-type="float" office:value="0.022977" calcext:value-type="float">
            <text:p>0,022977</text:p>
          </table:table-cell>
          <table:table-cell office:value-type="float" office:value="0.01584" calcext:value-type="float">
            <text:p>0,01584</text:p>
          </table:table-cell>
        </table:table-row>
        <table:table-row table:style-name="ro1">
          <table:table-cell office:value-type="float" office:value="0.011271" calcext:value-type="float">
            <text:p>0,011271</text:p>
          </table:table-cell>
          <table:table-cell office:value-type="float" office:value="0.021531" calcext:value-type="float">
            <text:p>0,021531</text:p>
          </table:table-cell>
          <table:table-cell office:value-type="float" office:value="0.01778" calcext:value-type="float">
            <text:p>0,01778</text:p>
          </table:table-cell>
        </table:table-row>
        <table:table-row table:style-name="ro1">
          <table:table-cell office:value-type="float" office:value="0.011938" calcext:value-type="float">
            <text:p>0,011938</text:p>
          </table:table-cell>
          <table:table-cell office:value-type="float" office:value="0.023143" calcext:value-type="float">
            <text:p>0,023143</text:p>
          </table:table-cell>
          <table:table-cell office:value-type="float" office:value="0.017335" calcext:value-type="float">
            <text:p>0,017335</text:p>
          </table:table-cell>
        </table:table-row>
        <table:table-row table:style-name="ro1">
          <table:table-cell office:value-type="float" office:value="0.012531" calcext:value-type="float">
            <text:p>0,012531</text:p>
          </table:table-cell>
          <table:table-cell office:value-type="float" office:value="0.027752" calcext:value-type="float">
            <text:p>0,027752</text:p>
          </table:table-cell>
          <table:table-cell office:value-type="float" office:value="0.018845" calcext:value-type="float">
            <text:p>0,018845</text:p>
          </table:table-cell>
        </table:table-row>
        <table:table-row table:style-name="ro1">
          <table:table-cell office:value-type="float" office:value="0.012733" calcext:value-type="float">
            <text:p>0,012733</text:p>
          </table:table-cell>
          <table:table-cell office:value-type="float" office:value="0.024629" calcext:value-type="float">
            <text:p>0,024629</text:p>
          </table:table-cell>
          <table:table-cell office:value-type="float" office:value="0.019577" calcext:value-type="float">
            <text:p>0,019577</text:p>
          </table:table-cell>
        </table:table-row>
        <table:table-row table:style-name="ro1">
          <table:table-cell office:value-type="float" office:value="0.012664" calcext:value-type="float">
            <text:p>0,012664</text:p>
          </table:table-cell>
          <table:table-cell office:value-type="float" office:value="0.022514" calcext:value-type="float">
            <text:p>0,022514</text:p>
          </table:table-cell>
          <table:table-cell office:value-type="float" office:value="0.01967" calcext:value-type="float">
            <text:p>0,01967</text:p>
          </table:table-cell>
        </table:table-row>
        <table:table-row table:style-name="ro1">
          <table:table-cell office:value-type="float" office:value="0.013592" calcext:value-type="float">
            <text:p>0,013592</text:p>
          </table:table-cell>
          <table:table-cell office:value-type="float" office:value="0.024489" calcext:value-type="float">
            <text:p>0,024489</text:p>
          </table:table-cell>
          <table:table-cell office:value-type="float" office:value="0.023072" calcext:value-type="float">
            <text:p>0,023072</text:p>
          </table:table-cell>
        </table:table-row>
        <table:table-row table:style-name="ro1">
          <table:table-cell office:value-type="float" office:value="0.014252" calcext:value-type="float">
            <text:p>0,014252</text:p>
          </table:table-cell>
          <table:table-cell office:value-type="float" office:value="0.024641" calcext:value-type="float">
            <text:p>0,024641</text:p>
          </table:table-cell>
          <table:table-cell office:value-type="float" office:value="0.023574" calcext:value-type="float">
            <text:p>0,023574</text:p>
          </table:table-cell>
        </table:table-row>
        <table:table-row table:style-name="ro1">
          <table:table-cell office:value-type="float" office:value="0.014688" calcext:value-type="float">
            <text:p>0,014688</text:p>
          </table:table-cell>
          <table:table-cell office:value-type="float" office:value="0.025789" calcext:value-type="float">
            <text:p>0,025789</text:p>
          </table:table-cell>
          <table:table-cell office:value-type="float" office:value="0.023621" calcext:value-type="float">
            <text:p>0,023621</text:p>
          </table:table-cell>
        </table:table-row>
        <table:table-row table:style-name="ro1">
          <table:table-cell office:value-type="float" office:value="0.015374" calcext:value-type="float">
            <text:p>0,015374</text:p>
          </table:table-cell>
          <table:table-cell office:value-type="float" office:value="0.025471" calcext:value-type="float">
            <text:p>0,025471</text:p>
          </table:table-cell>
          <table:table-cell office:value-type="float" office:value="0.025855" calcext:value-type="float">
            <text:p>0,025855</text:p>
          </table:table-cell>
        </table:table-row>
        <table:table-row table:style-name="ro1">
          <table:table-cell office:value-type="float" office:value="0.015399" calcext:value-type="float">
            <text:p>0,015399</text:p>
          </table:table-cell>
          <table:table-cell office:value-type="float" office:value="0.026286" calcext:value-type="float">
            <text:p>0,026286</text:p>
          </table:table-cell>
          <table:table-cell office:value-type="float" office:value="0.023277" calcext:value-type="float">
            <text:p>0,023277</text:p>
          </table:table-cell>
        </table:table-row>
        <table:table-row table:style-name="ro1">
          <table:table-cell office:value-type="float" office:value="0.016234" calcext:value-type="float">
            <text:p>0,016234</text:p>
          </table:table-cell>
          <table:table-cell office:value-type="float" office:value="0.026314" calcext:value-type="float">
            <text:p>0,026314</text:p>
          </table:table-cell>
          <table:table-cell office:value-type="float" office:value="0.026074" calcext:value-type="float">
            <text:p>0,026074</text:p>
          </table:table-cell>
        </table:table-row>
        <table:table-row table:style-name="ro1">
          <table:table-cell office:value-type="float" office:value="0.016631" calcext:value-type="float">
            <text:p>0,016631</text:p>
          </table:table-cell>
          <table:table-cell office:value-type="float" office:value="0.026718" calcext:value-type="float">
            <text:p>0,026718</text:p>
          </table:table-cell>
          <table:table-cell office:value-type="float" office:value="0.026953" calcext:value-type="float">
            <text:p>0,026953</text:p>
          </table:table-cell>
        </table:table-row>
        <table:table-row table:style-name="ro1">
          <table:table-cell office:value-type="float" office:value="0.016879" calcext:value-type="float">
            <text:p>0,016879</text:p>
          </table:table-cell>
          <table:table-cell office:value-type="float" office:value="0.027305" calcext:value-type="float">
            <text:p>0,027305</text:p>
          </table:table-cell>
          <table:table-cell office:value-type="float" office:value="0.026604" calcext:value-type="float">
            <text:p>0,026604</text:p>
          </table:table-cell>
        </table:table-row>
        <table:table-row table:style-name="ro1">
          <table:table-cell office:value-type="float" office:value="0.018214" calcext:value-type="float">
            <text:p>0,018214</text:p>
          </table:table-cell>
          <table:table-cell office:value-type="float" office:value="0.027197" calcext:value-type="float">
            <text:p>0,027197</text:p>
          </table:table-cell>
          <table:table-cell office:value-type="float" office:value="0.026513" calcext:value-type="float">
            <text:p>0,026513</text:p>
          </table:table-cell>
        </table:table-row>
        <table:table-row table:style-name="ro1">
          <table:table-cell office:value-type="float" office:value="0.019847" calcext:value-type="float">
            <text:p>0,019847</text:p>
          </table:table-cell>
          <table:table-cell office:value-type="float" office:value="0.026715" calcext:value-type="float">
            <text:p>0,026715</text:p>
          </table:table-cell>
          <table:table-cell office:value-type="float" office:value="0.027992" calcext:value-type="float">
            <text:p>0,027992</text:p>
          </table:table-cell>
        </table:table-row>
        <table:table-row table:style-name="ro1">
          <table:table-cell office:value-type="float" office:value="0.019909" calcext:value-type="float">
            <text:p>0,019909</text:p>
          </table:table-cell>
          <table:table-cell office:value-type="float" office:value="0.026136" calcext:value-type="float">
            <text:p>0,026136</text:p>
          </table:table-cell>
          <table:table-cell office:value-type="float" office:value="0.027624" calcext:value-type="float">
            <text:p>0,027624</text:p>
          </table:table-cell>
        </table:table-row>
        <table:table-row table:style-name="ro1">
          <table:table-cell office:value-type="float" office:value="0.02087" calcext:value-type="float">
            <text:p>0,02087</text:p>
          </table:table-cell>
          <table:table-cell office:value-type="float" office:value="0.027184" calcext:value-type="float">
            <text:p>0,027184</text:p>
          </table:table-cell>
          <table:table-cell office:value-type="float" office:value="0.043585" calcext:value-type="float">
            <text:p>0,043585</text:p>
          </table:table-cell>
        </table:table-row>
        <table:table-row table:style-name="ro1">
          <table:table-cell office:value-type="float" office:value="0.021124" calcext:value-type="float">
            <text:p>0,021124</text:p>
          </table:table-cell>
          <table:table-cell office:value-type="float" office:value="0.02834" calcext:value-type="float">
            <text:p>0,02834</text:p>
          </table:table-cell>
          <table:table-cell office:value-type="float" office:value="0.038924" calcext:value-type="float">
            <text:p>0,038924</text:p>
          </table:table-cell>
        </table:table-row>
        <table:table-row table:style-name="ro1">
          <table:table-cell office:value-type="float" office:value="0.021658" calcext:value-type="float">
            <text:p>0,021658</text:p>
          </table:table-cell>
          <table:table-cell office:value-type="float" office:value="0.02774" calcext:value-type="float">
            <text:p>0,02774</text:p>
          </table:table-cell>
          <table:table-cell office:value-type="float" office:value="0.025286" calcext:value-type="float">
            <text:p>0,025286</text:p>
          </table:table-cell>
        </table:table-row>
        <table:table-row table:style-name="ro1">
          <table:table-cell office:value-type="float" office:value="0.021578" calcext:value-type="float">
            <text:p>0,021578</text:p>
          </table:table-cell>
          <table:table-cell office:value-type="float" office:value="0.028283" calcext:value-type="float">
            <text:p>0,028283</text:p>
          </table:table-cell>
          <table:table-cell office:value-type="float" office:value="0.026662" calcext:value-type="float">
            <text:p>0,026662</text:p>
          </table:table-cell>
        </table:table-row>
        <table:table-row table:style-name="ro1">
          <table:table-cell office:value-type="float" office:value="0.021505" calcext:value-type="float">
            <text:p>0,021505</text:p>
          </table:table-cell>
          <table:table-cell office:value-type="float" office:value="0.029369" calcext:value-type="float">
            <text:p>0,029369</text:p>
          </table:table-cell>
          <table:table-cell office:value-type="float" office:value="0.047459" calcext:value-type="float">
            <text:p>0,047459</text:p>
          </table:table-cell>
        </table:table-row>
        <table:table-row table:style-name="ro1">
          <table:table-cell office:value-type="float" office:value="0.022631" calcext:value-type="float">
            <text:p>0,022631</text:p>
          </table:table-cell>
          <table:table-cell office:value-type="float" office:value="0.030806" calcext:value-type="float">
            <text:p>0,030806</text:p>
          </table:table-cell>
          <table:table-cell office:value-type="float" office:value="0.04102" calcext:value-type="float">
            <text:p>0,04102</text:p>
          </table:table-cell>
        </table:table-row>
        <table:table-row table:style-name="ro1">
          <table:table-cell office:value-type="float" office:value="0.024102" calcext:value-type="float">
            <text:p>0,024102</text:p>
          </table:table-cell>
          <table:table-cell office:value-type="float" office:value="0.030949" calcext:value-type="float">
            <text:p>0,030949</text:p>
          </table:table-cell>
          <table:table-cell office:value-type="float" office:value="0.027736" calcext:value-type="float">
            <text:p>0,027736</text:p>
          </table:table-cell>
        </table:table-row>
        <table:table-row table:style-name="ro1">
          <table:table-cell office:value-type="float" office:value="0.023783" calcext:value-type="float">
            <text:p>0,023783</text:p>
          </table:table-cell>
          <table:table-cell office:value-type="float" office:value="0.031497" calcext:value-type="float">
            <text:p>0,031497</text:p>
          </table:table-cell>
          <table:table-cell office:value-type="float" office:value="0.029717" calcext:value-type="float">
            <text:p>0,029717</text:p>
          </table:table-cell>
        </table:table-row>
        <table:table-row table:style-name="ro1">
          <table:table-cell office:value-type="float" office:value="0.038775" calcext:value-type="float">
            <text:p>0,038775</text:p>
          </table:table-cell>
          <table:table-cell office:value-type="float" office:value="0.031655" calcext:value-type="float">
            <text:p>0,031655</text:p>
          </table:table-cell>
          <table:table-cell office:value-type="float" office:value="0.039326" calcext:value-type="float">
            <text:p>0,039326</text:p>
          </table:table-cell>
        </table:table-row>
        <table:table-row table:style-name="ro1">
          <table:table-cell office:value-type="float" office:value="0.029845" calcext:value-type="float">
            <text:p>0,029845</text:p>
          </table:table-cell>
          <table:table-cell office:value-type="float" office:value="0.032732" calcext:value-type="float">
            <text:p>0,032732</text:p>
          </table:table-cell>
          <table:table-cell office:value-type="float" office:value="0.04276" calcext:value-type="float">
            <text:p>0,04276</text:p>
          </table:table-cell>
        </table:table-row>
        <table:table-row table:style-name="ro1">
          <table:table-cell office:value-type="float" office:value="0.030253" calcext:value-type="float">
            <text:p>0,030253</text:p>
          </table:table-cell>
          <table:table-cell office:value-type="float" office:value="0.033336" calcext:value-type="float">
            <text:p>0,033336</text:p>
          </table:table-cell>
          <table:table-cell office:value-type="float" office:value="0.03993" calcext:value-type="float">
            <text:p>0,03993</text:p>
          </table:table-cell>
        </table:table-row>
        <table:table-row table:style-name="ro1">
          <table:table-cell office:value-type="float" office:value="0.030948" calcext:value-type="float">
            <text:p>0,030948</text:p>
          </table:table-cell>
          <table:table-cell office:value-type="float" office:value="0.034057" calcext:value-type="float">
            <text:p>0,034057</text:p>
          </table:table-cell>
          <table:table-cell office:value-type="float" office:value="0.031981" calcext:value-type="float">
            <text:p>0,031981</text:p>
          </table:table-cell>
        </table:table-row>
        <table:table-row table:style-name="ro1">
          <table:table-cell office:value-type="float" office:value="0.028777" calcext:value-type="float">
            <text:p>0,028777</text:p>
          </table:table-cell>
          <table:table-cell office:value-type="float" office:value="0.0344" calcext:value-type="float">
            <text:p>0,0344</text:p>
          </table:table-cell>
          <table:table-cell office:value-type="float" office:value="0.0424" calcext:value-type="float">
            <text:p>0,0424</text:p>
          </table:table-cell>
        </table:table-row>
        <table:table-row table:style-name="ro1">
          <table:table-cell office:value-type="float" office:value="0.029789" calcext:value-type="float">
            <text:p>0,029789</text:p>
          </table:table-cell>
          <table:table-cell office:value-type="float" office:value="0.036427" calcext:value-type="float">
            <text:p>0,036427</text:p>
          </table:table-cell>
          <table:table-cell office:value-type="float" office:value="0.049901" calcext:value-type="float">
            <text:p>0,049901</text:p>
          </table:table-cell>
        </table:table-row>
        <table:table-row table:style-name="ro1">
          <table:table-cell office:value-type="float" office:value="0.032474" calcext:value-type="float">
            <text:p>0,032474</text:p>
          </table:table-cell>
          <table:table-cell office:value-type="float" office:value="0.052305" calcext:value-type="float">
            <text:p>0,052305</text:p>
          </table:table-cell>
          <table:table-cell office:value-type="float" office:value="0.033273" calcext:value-type="float">
            <text:p>0,033273</text:p>
          </table:table-cell>
        </table:table-row>
        <table:table-row table:style-name="ro1">
          <table:table-cell office:value-type="float" office:value="0.029932" calcext:value-type="float">
            <text:p>0,029932</text:p>
          </table:table-cell>
          <table:table-cell office:value-type="float" office:value="0.051294" calcext:value-type="float">
            <text:p>0,051294</text:p>
          </table:table-cell>
          <table:table-cell office:value-type="float" office:value="0.035041" calcext:value-type="float">
            <text:p>0,035041</text:p>
          </table:table-cell>
        </table:table-row>
        <table:table-row table:style-name="ro1">
          <table:table-cell office:value-type="float" office:value="0.031324" calcext:value-type="float">
            <text:p>0,031324</text:p>
          </table:table-cell>
          <table:table-cell office:value-type="float" office:value="0.047735" calcext:value-type="float">
            <text:p>0,047735</text:p>
          </table:table-cell>
          <table:table-cell office:value-type="float" office:value="0.034597" calcext:value-type="float">
            <text:p>0,034597</text:p>
          </table:table-cell>
        </table:table-row>
        <table:table-row table:style-name="ro1">
          <table:table-cell office:value-type="float" office:value="0.030988" calcext:value-type="float">
            <text:p>0,030988</text:p>
          </table:table-cell>
          <table:table-cell office:value-type="float" office:value="0.039062" calcext:value-type="float">
            <text:p>0,039062</text:p>
          </table:table-cell>
          <table:table-cell office:value-type="float" office:value="0.034988" calcext:value-type="float">
            <text:p>0,034988</text:p>
          </table:table-cell>
        </table:table-row>
        <table:table-row table:style-name="ro1">
          <table:table-cell office:value-type="float" office:value="0.034073" calcext:value-type="float">
            <text:p>0,034073</text:p>
          </table:table-cell>
          <table:table-cell office:value-type="float" office:value="0.042447" calcext:value-type="float">
            <text:p>0,042447</text:p>
          </table:table-cell>
          <table:table-cell office:value-type="float" office:value="0.043739" calcext:value-type="float">
            <text:p>0,043739</text:p>
          </table:table-cell>
        </table:table-row>
        <table:table-row table:style-name="ro1">
          <table:table-cell office:value-type="float" office:value="0.032383" calcext:value-type="float">
            <text:p>0,032383</text:p>
          </table:table-cell>
          <table:table-cell office:value-type="float" office:value="0.041139" calcext:value-type="float">
            <text:p>0,041139</text:p>
          </table:table-cell>
          <table:table-cell office:value-type="float" office:value="0.064381" calcext:value-type="float">
            <text:p>0,064381</text:p>
          </table:table-cell>
        </table:table-row>
        <table:table-row table:style-name="ro1">
          <table:table-cell office:value-type="float" office:value="0.034257" calcext:value-type="float">
            <text:p>0,034257</text:p>
          </table:table-cell>
          <table:table-cell office:value-type="float" office:value="0.041336" calcext:value-type="float">
            <text:p>0,041336</text:p>
          </table:table-cell>
          <table:table-cell office:value-type="float" office:value="0.037972" calcext:value-type="float">
            <text:p>0,037972</text:p>
          </table:table-cell>
        </table:table-row>
        <table:table-row table:style-name="ro1">
          <table:table-cell office:value-type="float" office:value="0.035859" calcext:value-type="float">
            <text:p>0,035859</text:p>
          </table:table-cell>
          <table:table-cell office:value-type="float" office:value="0.042447" calcext:value-type="float">
            <text:p>0,042447</text:p>
          </table:table-cell>
          <table:table-cell office:value-type="float" office:value="0.047443" calcext:value-type="float">
            <text:p>0,047443</text:p>
          </table:table-cell>
        </table:table-row>
        <table:table-row table:style-name="ro1">
          <table:table-cell office:value-type="float" office:value="0.03554" calcext:value-type="float">
            <text:p>0,03554</text:p>
          </table:table-cell>
          <table:table-cell office:value-type="float" office:value="0.042611" calcext:value-type="float">
            <text:p>0,042611</text:p>
          </table:table-cell>
          <table:table-cell office:value-type="float" office:value="0.070234" calcext:value-type="float">
            <text:p>0,070234</text:p>
          </table:table-cell>
        </table:table-row>
        <table:table-row table:style-name="ro1">
          <table:table-cell office:value-type="float" office:value="0.0402" calcext:value-type="float">
            <text:p>0,0402</text:p>
          </table:table-cell>
          <table:table-cell office:value-type="float" office:value="0.045891" calcext:value-type="float">
            <text:p>0,045891</text:p>
          </table:table-cell>
          <table:table-cell office:value-type="float" office:value="0.040787" calcext:value-type="float">
            <text:p>0,040787</text:p>
          </table:table-cell>
        </table:table-row>
        <table:table-row table:style-name="ro1">
          <table:table-cell office:value-type="float" office:value="0.037185" calcext:value-type="float">
            <text:p>0,037185</text:p>
          </table:table-cell>
          <table:table-cell office:value-type="float" office:value="0.04397" calcext:value-type="float">
            <text:p>0,04397</text:p>
          </table:table-cell>
          <table:table-cell office:value-type="float" office:value="0.041102" calcext:value-type="float">
            <text:p>0,041102</text:p>
          </table:table-cell>
        </table:table-row>
        <table:table-row table:style-name="ro1">
          <table:table-cell office:value-type="float" office:value="0.038339" calcext:value-type="float">
            <text:p>0,038339</text:p>
          </table:table-cell>
          <table:table-cell office:value-type="float" office:value="0.045411" calcext:value-type="float">
            <text:p>0,045411</text:p>
          </table:table-cell>
          <table:table-cell office:value-type="float" office:value="0.056205" calcext:value-type="float">
            <text:p>0,056205</text:p>
          </table:table-cell>
        </table:table-row>
        <table:table-row table:style-name="ro1">
          <table:table-cell office:value-type="float" office:value="0.039995" calcext:value-type="float">
            <text:p>0,039995</text:p>
          </table:table-cell>
          <table:table-cell office:value-type="float" office:value="0.045434" calcext:value-type="float">
            <text:p>0,045434</text:p>
          </table:table-cell>
          <table:table-cell office:value-type="float" office:value="0.049752" calcext:value-type="float">
            <text:p>0,049752</text:p>
          </table:table-cell>
        </table:table-row>
        <table:table-row table:style-name="ro1">
          <table:table-cell office:value-type="float" office:value="0.041689" calcext:value-type="float">
            <text:p>0,041689</text:p>
          </table:table-cell>
          <table:table-cell office:value-type="float" office:value="0.046577" calcext:value-type="float">
            <text:p>0,046577</text:p>
          </table:table-cell>
          <table:table-cell office:value-type="float" office:value="0.043864" calcext:value-type="float">
            <text:p>0,043864</text:p>
          </table:table-cell>
        </table:table-row>
        <table:table-row table:style-name="ro1">
          <table:table-cell office:value-type="float" office:value="0.047042" calcext:value-type="float">
            <text:p>0,047042</text:p>
          </table:table-cell>
          <table:table-cell office:value-type="float" office:value="0.046451" calcext:value-type="float">
            <text:p>0,046451</text:p>
          </table:table-cell>
          <table:table-cell office:value-type="float" office:value="0.044239" calcext:value-type="float">
            <text:p>0,044239</text:p>
          </table:table-cell>
        </table:table-row>
        <table:table-row table:style-name="ro1">
          <table:table-cell office:value-type="float" office:value="0.042697" calcext:value-type="float">
            <text:p>0,042697</text:p>
          </table:table-cell>
          <table:table-cell office:value-type="float" office:value="0.057951" calcext:value-type="float">
            <text:p>0,057951</text:p>
          </table:table-cell>
          <table:table-cell office:value-type="float" office:value="0.045033" calcext:value-type="float">
            <text:p>0,045033</text:p>
          </table:table-cell>
        </table:table-row>
        <table:table-row table:style-name="ro1">
          <table:table-cell office:value-type="float" office:value="0.048972" calcext:value-type="float">
            <text:p>0,048972</text:p>
          </table:table-cell>
          <table:table-cell office:value-type="float" office:value="0.048727" calcext:value-type="float">
            <text:p>0,048727</text:p>
          </table:table-cell>
          <table:table-cell office:value-type="float" office:value="0.04595" calcext:value-type="float">
            <text:p>0,04595</text:p>
          </table:table-cell>
        </table:table-row>
        <table:table-row table:style-name="ro1">
          <table:table-cell office:value-type="float" office:value="0.04548" calcext:value-type="float">
            <text:p>0,04548</text:p>
          </table:table-cell>
          <table:table-cell office:value-type="float" office:value="0.049747" calcext:value-type="float">
            <text:p>0,049747</text:p>
          </table:table-cell>
          <table:table-cell office:value-type="float" office:value="0.047399" calcext:value-type="float">
            <text:p>0,047399</text:p>
          </table:table-cell>
        </table:table-row>
        <table:table-row table:style-name="ro1">
          <table:table-cell office:value-type="float" office:value="0.047272" calcext:value-type="float">
            <text:p>0,047272</text:p>
          </table:table-cell>
          <table:table-cell office:value-type="float" office:value="0.049813" calcext:value-type="float">
            <text:p>0,049813</text:p>
          </table:table-cell>
          <table:table-cell office:value-type="float" office:value="0.047306" calcext:value-type="float">
            <text:p>0,047306</text:p>
          </table:table-cell>
        </table:table-row>
        <table:table-row table:style-name="ro1">
          <table:table-cell office:value-type="float" office:value="0.057226" calcext:value-type="float">
            <text:p>0,057226</text:p>
          </table:table-cell>
          <table:table-cell office:value-type="float" office:value="0.051616" calcext:value-type="float">
            <text:p>0,051616</text:p>
          </table:table-cell>
          <table:table-cell office:value-type="float" office:value="0.049226" calcext:value-type="float">
            <text:p>0,049226</text:p>
          </table:table-cell>
        </table:table-row>
        <table:table-row table:style-name="ro1">
          <table:table-cell office:value-type="float" office:value="0.054333" calcext:value-type="float">
            <text:p>0,054333</text:p>
          </table:table-cell>
          <table:table-cell office:value-type="float" office:value="0.05286" calcext:value-type="float">
            <text:p>0,05286</text:p>
          </table:table-cell>
          <table:table-cell office:value-type="float" office:value="0.049141" calcext:value-type="float">
            <text:p>0,0491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8:15:15.149559193</meta:creation-date>
    <dc:date>2018-04-14T18:33:38.766661589</dc:date>
    <meta:editing-duration>PT8M23S</meta:editing-duration>
    <meta:editing-cycles>1</meta:editing-cycles>
    <meta:document-statistic meta:table-count="1" meta:cell-count="3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1cm" svg:y="3.703cm" style:legend-expansion="high" chart:style-name="ch2"/>
        <chart:plot-area chart:style-name="ch3" table:cell-range-address="Sheet1.A1:Sheet1.C100" chart:data-source-has-labels="row" svg:x="0.32cm" svg:y="0.18cm" svg:width="11.37cm" svg:height="8.64cm">
          <chartooo:coordinate-region svg:x="1.232cm" svg:y="0.379cm" svg:width="10.458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0" chart:label-cell-address="Sheet1.A1:Sheet1.A1" chart:class="chart:line">
            <chart:data-point chart:repeated="99"/>
          </chart:series>
          <chart:series chart:style-name="ch7" chart:values-cell-range-address="Sheet1.B2:Sheet1.B100" chart:label-cell-address="Sheet1.B1:Sheet1.B1" chart:class="chart:line">
            <chart:data-point chart:repeated="99"/>
          </chart:series>
          <chart:series chart:style-name="ch8" chart:values-cell-range-address="Sheet1.C2:Sheet1.C100" chart:label-cell-address="Sheet1.C1:Sheet1.C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sion A</text:p>
                <draw:g>
                  <svg:desc>Sheet1.A1:Sheet1.A1</svg:desc>
                </draw:g>
              </table:table-cell>
              <table:table-cell office:value-type="string">
                <text:p>Version B</text:p>
                <draw:g>
                  <svg:desc>Sheet1.B1:Sheet1.B1</svg:desc>
                </draw:g>
              </table:table-cell>
              <table:table-cell office:value-type="string">
                <text:p>Version reduc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9">
                <text:p>0.000009</text:p>
                <draw:g>
                  <svg:desc>Sheet1.A2:Sheet1.A100</svg:desc>
                </draw:g>
              </table:table-cell>
              <table:table-cell office:value-type="float" office:value="0.000237">
                <text:p>0.000237</text:p>
                <draw:g>
                  <svg:desc>Sheet1.B2:Sheet1.B100</svg:desc>
                </draw:g>
              </table:table-cell>
              <table:table-cell office:value-type="float" office:value="0.000157">
                <text:p>0.000157</text:p>
                <draw:g>
                  <svg:desc>Sheet1.C2:Sheet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482">
                <text:p>0.000482</text:p>
              </table:table-cell>
              <table:table-cell office:value-type="float" office:value="0.000349">
                <text:p>0.000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774">
                <text:p>0.000774</text:p>
              </table:table-cell>
              <table:table-cell office:value-type="float" office:value="0.000485">
                <text:p>0.000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11">
                <text:p>0.000111</text:p>
              </table:table-cell>
              <table:table-cell office:value-type="float" office:value="0.001007">
                <text:p>0.001007</text:p>
              </table:table-cell>
              <table:table-cell office:value-type="float" office:value="0.000574">
                <text:p>0.000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36">
                <text:p>0.000136</text:p>
              </table:table-cell>
              <table:table-cell office:value-type="float" office:value="0.001111">
                <text:p>0.001111</text:p>
              </table:table-cell>
              <table:table-cell office:value-type="float" office:value="0.000742">
                <text:p>0.000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64">
                <text:p>0.000164</text:p>
              </table:table-cell>
              <table:table-cell office:value-type="float" office:value="0.001504">
                <text:p>0.001504</text:p>
              </table:table-cell>
              <table:table-cell office:value-type="float" office:value="0.001129">
                <text:p>0.001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19">
                <text:p>0.000219</text:p>
              </table:table-cell>
              <table:table-cell office:value-type="float" office:value="0.002052">
                <text:p>0.002052</text:p>
              </table:table-cell>
              <table:table-cell office:value-type="float" office:value="0.001377">
                <text:p>0.001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56">
                <text:p>0.000356</text:p>
              </table:table-cell>
              <table:table-cell office:value-type="float" office:value="0.002102">
                <text:p>0.002102</text:p>
              </table:table-cell>
              <table:table-cell office:value-type="float" office:value="0.001319">
                <text:p>0.001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58">
                <text:p>0.000458</text:p>
              </table:table-cell>
              <table:table-cell office:value-type="float" office:value="0.002501">
                <text:p>0.002501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64">
                <text:p>0.00064</text:p>
              </table:table-cell>
              <table:table-cell office:value-type="float" office:value="0.002256">
                <text:p>0.002256</text:p>
              </table:table-cell>
              <table:table-cell office:value-type="float" office:value="0.001674">
                <text:p>0.001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88">
                <text:p>0.000588</text:p>
              </table:table-cell>
              <table:table-cell office:value-type="float" office:value="0.002514">
                <text:p>0.002514</text:p>
              </table:table-cell>
              <table:table-cell office:value-type="float" office:value="0.002433">
                <text:p>0.002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998">
                <text:p>0.000998</text:p>
              </table:table-cell>
              <table:table-cell office:value-type="float" office:value="0.003594">
                <text:p>0.003594</text:p>
              </table:table-cell>
              <table:table-cell office:value-type="float" office:value="0.003035">
                <text:p>0.003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768">
                <text:p>0.000768</text:p>
              </table:table-cell>
              <table:table-cell office:value-type="float" office:value="0.006448">
                <text:p>0.006448</text:p>
              </table:table-cell>
              <table:table-cell office:value-type="float" office:value="0.003048">
                <text:p>0.003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923">
                <text:p>0.000923</text:p>
              </table:table-cell>
              <table:table-cell office:value-type="float" office:value="0.004385">
                <text:p>0.004385</text:p>
              </table:table-cell>
              <table:table-cell office:value-type="float" office:value="0.002771">
                <text:p>0.002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055">
                <text:p>0.001055</text:p>
              </table:table-cell>
              <table:table-cell office:value-type="float" office:value="0.004125">
                <text:p>0.004125</text:p>
              </table:table-cell>
              <table:table-cell office:value-type="float" office:value="0.002999">
                <text:p>0.002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766">
                <text:p>0.001766</text:p>
              </table:table-cell>
              <table:table-cell office:value-type="float" office:value="0.004367">
                <text:p>0.004367</text:p>
              </table:table-cell>
              <table:table-cell office:value-type="float" office:value="0.003387">
                <text:p>0.003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307">
                <text:p>0.001307</text:p>
              </table:table-cell>
              <table:table-cell office:value-type="float" office:value="0.004521">
                <text:p>0.004521</text:p>
              </table:table-cell>
              <table:table-cell office:value-type="float" office:value="0.003314">
                <text:p>0.0033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463">
                <text:p>0.001463</text:p>
              </table:table-cell>
              <table:table-cell office:value-type="float" office:value="0.004979">
                <text:p>0.004979</text:p>
              </table:table-cell>
              <table:table-cell office:value-type="float" office:value="0.00364">
                <text:p>0.00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704">
                <text:p>0.001704</text:p>
              </table:table-cell>
              <table:table-cell office:value-type="float" office:value="0.00617">
                <text:p>0.00617</text:p>
              </table:table-cell>
              <table:table-cell office:value-type="float" office:value="0.00376">
                <text:p>0.003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912">
                <text:p>0.001912</text:p>
              </table:table-cell>
              <table:table-cell office:value-type="float" office:value="0.006502">
                <text:p>0.006502</text:p>
              </table:table-cell>
              <table:table-cell office:value-type="float" office:value="0.004313">
                <text:p>0.0043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125">
                <text:p>0.002125</text:p>
              </table:table-cell>
              <table:table-cell office:value-type="float" office:value="0.00895">
                <text:p>0.00895</text:p>
              </table:table-cell>
              <table:table-cell office:value-type="float" office:value="0.005925">
                <text:p>0.005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325">
                <text:p>0.002325</text:p>
              </table:table-cell>
              <table:table-cell office:value-type="float" office:value="0.006761">
                <text:p>0.006761</text:p>
              </table:table-cell>
              <table:table-cell office:value-type="float" office:value="0.004842">
                <text:p>0.004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405">
                <text:p>0.002405</text:p>
              </table:table-cell>
              <table:table-cell office:value-type="float" office:value="0.009164">
                <text:p>0.009164</text:p>
              </table:table-cell>
              <table:table-cell office:value-type="float" office:value="0.00491">
                <text:p>0.004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665">
                <text:p>0.002665</text:p>
              </table:table-cell>
              <table:table-cell office:value-type="float" office:value="0.009333">
                <text:p>0.009333</text:p>
              </table:table-cell>
              <table:table-cell office:value-type="float" office:value="0.005342">
                <text:p>0.0053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021">
                <text:p>0.003021</text:p>
              </table:table-cell>
              <table:table-cell office:value-type="float" office:value="0.008448">
                <text:p>0.008448</text:p>
              </table:table-cell>
              <table:table-cell office:value-type="float" office:value="0.006928">
                <text:p>0.0069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246">
                <text:p>0.003246</text:p>
              </table:table-cell>
              <table:table-cell office:value-type="float" office:value="0.010958">
                <text:p>0.010958</text:p>
              </table:table-cell>
              <table:table-cell office:value-type="float" office:value="0.006064">
                <text:p>0.0060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347">
                <text:p>0.003347</text:p>
              </table:table-cell>
              <table:table-cell office:value-type="float" office:value="0.011583">
                <text:p>0.011583</text:p>
              </table:table-cell>
              <table:table-cell office:value-type="float" office:value="0.008121">
                <text:p>0.008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614">
                <text:p>0.003614</text:p>
              </table:table-cell>
              <table:table-cell office:value-type="float" office:value="0.010375">
                <text:p>0.010375</text:p>
              </table:table-cell>
              <table:table-cell office:value-type="float" office:value="0.006718">
                <text:p>0.006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812">
                <text:p>0.003812</text:p>
              </table:table-cell>
              <table:table-cell office:value-type="float" office:value="0.008237">
                <text:p>0.008237</text:p>
              </table:table-cell>
              <table:table-cell office:value-type="float" office:value="0.006853">
                <text:p>0.006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221">
                <text:p>0.004221</text:p>
              </table:table-cell>
              <table:table-cell office:value-type="float" office:value="0.008939">
                <text:p>0.008939</text:p>
              </table:table-cell>
              <table:table-cell office:value-type="float" office:value="0.00925">
                <text:p>0.00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59">
                <text:p>0.00459</text:p>
              </table:table-cell>
              <table:table-cell office:value-type="float" office:value="0.009048">
                <text:p>0.009048</text:p>
              </table:table-cell>
              <table:table-cell office:value-type="float" office:value="0.007503">
                <text:p>0.007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5031">
                <text:p>0.005031</text:p>
              </table:table-cell>
              <table:table-cell office:value-type="float" office:value="0.012498">
                <text:p>0.012498</text:p>
              </table:table-cell>
              <table:table-cell office:value-type="float" office:value="0.008585">
                <text:p>0.0085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5243">
                <text:p>0.005243</text:p>
              </table:table-cell>
              <table:table-cell office:value-type="float" office:value="0.009879">
                <text:p>0.009879</text:p>
              </table:table-cell>
              <table:table-cell office:value-type="float" office:value="0.008925">
                <text:p>0.008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356">
                <text:p>0.005356</text:p>
              </table:table-cell>
              <table:table-cell office:value-type="float" office:value="0.012177">
                <text:p>0.012177</text:p>
              </table:table-cell>
              <table:table-cell office:value-type="float" office:value="0.010086">
                <text:p>0.010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6013">
                <text:p>0.006013</text:p>
              </table:table-cell>
              <table:table-cell office:value-type="float" office:value="0.01213">
                <text:p>0.01213</text:p>
              </table:table-cell>
              <table:table-cell office:value-type="float" office:value="0.009285">
                <text:p>0.0092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969">
                <text:p>0.005969</text:p>
              </table:table-cell>
              <table:table-cell office:value-type="float" office:value="0.015506">
                <text:p>0.015506</text:p>
              </table:table-cell>
              <table:table-cell office:value-type="float" office:value="0.011467">
                <text:p>0.0114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548">
                <text:p>0.006548</text:p>
              </table:table-cell>
              <table:table-cell office:value-type="float" office:value="0.015673">
                <text:p>0.015673</text:p>
              </table:table-cell>
              <table:table-cell office:value-type="float" office:value="0.009881">
                <text:p>0.0098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719">
                <text:p>0.00719</text:p>
              </table:table-cell>
              <table:table-cell office:value-type="float" office:value="0.01794">
                <text:p>0.01794</text:p>
              </table:table-cell>
              <table:table-cell office:value-type="float" office:value="0.013646">
                <text:p>0.0136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693">
                <text:p>0.00693</text:p>
              </table:table-cell>
              <table:table-cell office:value-type="float" office:value="0.019734">
                <text:p>0.019734</text:p>
              </table:table-cell>
              <table:table-cell office:value-type="float" office:value="0.015664">
                <text:p>0.0156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807">
                <text:p>0.007807</text:p>
              </table:table-cell>
              <table:table-cell office:value-type="float" office:value="0.01624">
                <text:p>0.01624</text:p>
              </table:table-cell>
              <table:table-cell office:value-type="float" office:value="0.016852">
                <text:p>0.016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202">
                <text:p>0.008202</text:p>
              </table:table-cell>
              <table:table-cell office:value-type="float" office:value="0.013579">
                <text:p>0.013579</text:p>
              </table:table-cell>
              <table:table-cell office:value-type="float" office:value="0.017193">
                <text:p>0.0171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8644">
                <text:p>0.008644</text:p>
              </table:table-cell>
              <table:table-cell office:value-type="float" office:value="0.014156">
                <text:p>0.014156</text:p>
              </table:table-cell>
              <table:table-cell office:value-type="float" office:value="0.018307">
                <text:p>0.0183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8765">
                <text:p>0.008765</text:p>
              </table:table-cell>
              <table:table-cell office:value-type="float" office:value="0.014231">
                <text:p>0.014231</text:p>
              </table:table-cell>
              <table:table-cell office:value-type="float" office:value="0.013628">
                <text:p>0.0136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8889">
                <text:p>0.008889</text:p>
              </table:table-cell>
              <table:table-cell office:value-type="float" office:value="0.018941">
                <text:p>0.018941</text:p>
              </table:table-cell>
              <table:table-cell office:value-type="float" office:value="0.017695">
                <text:p>0.017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954">
                <text:p>0.00954</text:p>
              </table:table-cell>
              <table:table-cell office:value-type="float" office:value="0.020408">
                <text:p>0.020408</text:p>
              </table:table-cell>
              <table:table-cell office:value-type="float" office:value="0.013341">
                <text:p>0.013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9758">
                <text:p>0.009758</text:p>
              </table:table-cell>
              <table:table-cell office:value-type="float" office:value="0.027534">
                <text:p>0.027534</text:p>
              </table:table-cell>
              <table:table-cell office:value-type="float" office:value="0.014074">
                <text:p>0.0140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0271">
                <text:p>0.010271</text:p>
              </table:table-cell>
              <table:table-cell office:value-type="float" office:value="0.024152">
                <text:p>0.024152</text:p>
              </table:table-cell>
              <table:table-cell office:value-type="float" office:value="0.014079">
                <text:p>0.014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0399">
                <text:p>0.010399</text:p>
              </table:table-cell>
              <table:table-cell office:value-type="float" office:value="0.022977">
                <text:p>0.022977</text:p>
              </table:table-cell>
              <table:table-cell office:value-type="float" office:value="0.01584">
                <text:p>0.015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1271">
                <text:p>0.011271</text:p>
              </table:table-cell>
              <table:table-cell office:value-type="float" office:value="0.021531">
                <text:p>0.021531</text:p>
              </table:table-cell>
              <table:table-cell office:value-type="float" office:value="0.01778">
                <text:p>0.01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1938">
                <text:p>0.011938</text:p>
              </table:table-cell>
              <table:table-cell office:value-type="float" office:value="0.023143">
                <text:p>0.023143</text:p>
              </table:table-cell>
              <table:table-cell office:value-type="float" office:value="0.017335">
                <text:p>0.0173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2531">
                <text:p>0.012531</text:p>
              </table:table-cell>
              <table:table-cell office:value-type="float" office:value="0.027752">
                <text:p>0.027752</text:p>
              </table:table-cell>
              <table:table-cell office:value-type="float" office:value="0.018845">
                <text:p>0.0188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2733">
                <text:p>0.012733</text:p>
              </table:table-cell>
              <table:table-cell office:value-type="float" office:value="0.024629">
                <text:p>0.024629</text:p>
              </table:table-cell>
              <table:table-cell office:value-type="float" office:value="0.019577">
                <text:p>0.0195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2664">
                <text:p>0.012664</text:p>
              </table:table-cell>
              <table:table-cell office:value-type="float" office:value="0.022514">
                <text:p>0.022514</text:p>
              </table:table-cell>
              <table:table-cell office:value-type="float" office:value="0.01967">
                <text:p>0.019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3592">
                <text:p>0.013592</text:p>
              </table:table-cell>
              <table:table-cell office:value-type="float" office:value="0.024489">
                <text:p>0.024489</text:p>
              </table:table-cell>
              <table:table-cell office:value-type="float" office:value="0.023072">
                <text:p>0.0230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4252">
                <text:p>0.014252</text:p>
              </table:table-cell>
              <table:table-cell office:value-type="float" office:value="0.024641">
                <text:p>0.024641</text:p>
              </table:table-cell>
              <table:table-cell office:value-type="float" office:value="0.023574">
                <text:p>0.023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4688">
                <text:p>0.014688</text:p>
              </table:table-cell>
              <table:table-cell office:value-type="float" office:value="0.025789">
                <text:p>0.025789</text:p>
              </table:table-cell>
              <table:table-cell office:value-type="float" office:value="0.023621">
                <text:p>0.0236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5374">
                <text:p>0.015374</text:p>
              </table:table-cell>
              <table:table-cell office:value-type="float" office:value="0.025471">
                <text:p>0.025471</text:p>
              </table:table-cell>
              <table:table-cell office:value-type="float" office:value="0.025855">
                <text:p>0.0258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5399">
                <text:p>0.015399</text:p>
              </table:table-cell>
              <table:table-cell office:value-type="float" office:value="0.026286">
                <text:p>0.026286</text:p>
              </table:table-cell>
              <table:table-cell office:value-type="float" office:value="0.023277">
                <text:p>0.0232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6234">
                <text:p>0.016234</text:p>
              </table:table-cell>
              <table:table-cell office:value-type="float" office:value="0.026314">
                <text:p>0.026314</text:p>
              </table:table-cell>
              <table:table-cell office:value-type="float" office:value="0.026074">
                <text:p>0.026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6631">
                <text:p>0.016631</text:p>
              </table:table-cell>
              <table:table-cell office:value-type="float" office:value="0.026718">
                <text:p>0.026718</text:p>
              </table:table-cell>
              <table:table-cell office:value-type="float" office:value="0.026953">
                <text:p>0.0269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6879">
                <text:p>0.016879</text:p>
              </table:table-cell>
              <table:table-cell office:value-type="float" office:value="0.027305">
                <text:p>0.027305</text:p>
              </table:table-cell>
              <table:table-cell office:value-type="float" office:value="0.026604">
                <text:p>0.0266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8214">
                <text:p>0.018214</text:p>
              </table:table-cell>
              <table:table-cell office:value-type="float" office:value="0.027197">
                <text:p>0.027197</text:p>
              </table:table-cell>
              <table:table-cell office:value-type="float" office:value="0.026513">
                <text:p>0.0265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847">
                <text:p>0.019847</text:p>
              </table:table-cell>
              <table:table-cell office:value-type="float" office:value="0.026715">
                <text:p>0.026715</text:p>
              </table:table-cell>
              <table:table-cell office:value-type="float" office:value="0.027992">
                <text:p>0.0279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9909">
                <text:p>0.019909</text:p>
              </table:table-cell>
              <table:table-cell office:value-type="float" office:value="0.026136">
                <text:p>0.026136</text:p>
              </table:table-cell>
              <table:table-cell office:value-type="float" office:value="0.027624">
                <text:p>0.0276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087">
                <text:p>0.02087</text:p>
              </table:table-cell>
              <table:table-cell office:value-type="float" office:value="0.027184">
                <text:p>0.027184</text:p>
              </table:table-cell>
              <table:table-cell office:value-type="float" office:value="0.043585">
                <text:p>0.0435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1124">
                <text:p>0.021124</text:p>
              </table:table-cell>
              <table:table-cell office:value-type="float" office:value="0.02834">
                <text:p>0.02834</text:p>
              </table:table-cell>
              <table:table-cell office:value-type="float" office:value="0.038924">
                <text:p>0.0389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1658">
                <text:p>0.021658</text:p>
              </table:table-cell>
              <table:table-cell office:value-type="float" office:value="0.02774">
                <text:p>0.02774</text:p>
              </table:table-cell>
              <table:table-cell office:value-type="float" office:value="0.025286">
                <text:p>0.025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1578">
                <text:p>0.021578</text:p>
              </table:table-cell>
              <table:table-cell office:value-type="float" office:value="0.028283">
                <text:p>0.028283</text:p>
              </table:table-cell>
              <table:table-cell office:value-type="float" office:value="0.026662">
                <text:p>0.0266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1505">
                <text:p>0.021505</text:p>
              </table:table-cell>
              <table:table-cell office:value-type="float" office:value="0.029369">
                <text:p>0.029369</text:p>
              </table:table-cell>
              <table:table-cell office:value-type="float" office:value="0.047459">
                <text:p>0.0474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2631">
                <text:p>0.022631</text:p>
              </table:table-cell>
              <table:table-cell office:value-type="float" office:value="0.030806">
                <text:p>0.030806</text:p>
              </table:table-cell>
              <table:table-cell office:value-type="float" office:value="0.04102">
                <text:p>0.04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4102">
                <text:p>0.024102</text:p>
              </table:table-cell>
              <table:table-cell office:value-type="float" office:value="0.030949">
                <text:p>0.030949</text:p>
              </table:table-cell>
              <table:table-cell office:value-type="float" office:value="0.027736">
                <text:p>0.0277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3783">
                <text:p>0.023783</text:p>
              </table:table-cell>
              <table:table-cell office:value-type="float" office:value="0.031497">
                <text:p>0.031497</text:p>
              </table:table-cell>
              <table:table-cell office:value-type="float" office:value="0.029717">
                <text:p>0.0297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8775">
                <text:p>0.038775</text:p>
              </table:table-cell>
              <table:table-cell office:value-type="float" office:value="0.031655">
                <text:p>0.031655</text:p>
              </table:table-cell>
              <table:table-cell office:value-type="float" office:value="0.039326">
                <text:p>0.0393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9845">
                <text:p>0.029845</text:p>
              </table:table-cell>
              <table:table-cell office:value-type="float" office:value="0.032732">
                <text:p>0.032732</text:p>
              </table:table-cell>
              <table:table-cell office:value-type="float" office:value="0.04276">
                <text:p>0.042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0253">
                <text:p>0.030253</text:p>
              </table:table-cell>
              <table:table-cell office:value-type="float" office:value="0.033336">
                <text:p>0.033336</text:p>
              </table:table-cell>
              <table:table-cell office:value-type="float" office:value="0.03993">
                <text:p>0.039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0948">
                <text:p>0.030948</text:p>
              </table:table-cell>
              <table:table-cell office:value-type="float" office:value="0.034057">
                <text:p>0.034057</text:p>
              </table:table-cell>
              <table:table-cell office:value-type="float" office:value="0.031981">
                <text:p>0.031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8777">
                <text:p>0.028777</text:p>
              </table:table-cell>
              <table:table-cell office:value-type="float" office:value="0.0344">
                <text:p>0.0344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9789">
                <text:p>0.029789</text:p>
              </table:table-cell>
              <table:table-cell office:value-type="float" office:value="0.036427">
                <text:p>0.036427</text:p>
              </table:table-cell>
              <table:table-cell office:value-type="float" office:value="0.049901">
                <text:p>0.0499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2474">
                <text:p>0.032474</text:p>
              </table:table-cell>
              <table:table-cell office:value-type="float" office:value="0.052305">
                <text:p>0.052305</text:p>
              </table:table-cell>
              <table:table-cell office:value-type="float" office:value="0.033273">
                <text:p>0.0332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9932">
                <text:p>0.029932</text:p>
              </table:table-cell>
              <table:table-cell office:value-type="float" office:value="0.051294">
                <text:p>0.051294</text:p>
              </table:table-cell>
              <table:table-cell office:value-type="float" office:value="0.035041">
                <text:p>0.0350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1324">
                <text:p>0.031324</text:p>
              </table:table-cell>
              <table:table-cell office:value-type="float" office:value="0.047735">
                <text:p>0.047735</text:p>
              </table:table-cell>
              <table:table-cell office:value-type="float" office:value="0.034597">
                <text:p>0.0345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0988">
                <text:p>0.030988</text:p>
              </table:table-cell>
              <table:table-cell office:value-type="float" office:value="0.039062">
                <text:p>0.039062</text:p>
              </table:table-cell>
              <table:table-cell office:value-type="float" office:value="0.034988">
                <text:p>0.034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4073">
                <text:p>0.034073</text:p>
              </table:table-cell>
              <table:table-cell office:value-type="float" office:value="0.042447">
                <text:p>0.042447</text:p>
              </table:table-cell>
              <table:table-cell office:value-type="float" office:value="0.043739">
                <text:p>0.0437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2383">
                <text:p>0.032383</text:p>
              </table:table-cell>
              <table:table-cell office:value-type="float" office:value="0.041139">
                <text:p>0.041139</text:p>
              </table:table-cell>
              <table:table-cell office:value-type="float" office:value="0.064381">
                <text:p>0.064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4257">
                <text:p>0.034257</text:p>
              </table:table-cell>
              <table:table-cell office:value-type="float" office:value="0.041336">
                <text:p>0.041336</text:p>
              </table:table-cell>
              <table:table-cell office:value-type="float" office:value="0.037972">
                <text:p>0.0379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5859">
                <text:p>0.035859</text:p>
              </table:table-cell>
              <table:table-cell office:value-type="float" office:value="0.042447">
                <text:p>0.042447</text:p>
              </table:table-cell>
              <table:table-cell office:value-type="float" office:value="0.047443">
                <text:p>0.0474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554">
                <text:p>0.03554</text:p>
              </table:table-cell>
              <table:table-cell office:value-type="float" office:value="0.042611">
                <text:p>0.042611</text:p>
              </table:table-cell>
              <table:table-cell office:value-type="float" office:value="0.070234">
                <text:p>0.0702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02">
                <text:p>0.0402</text:p>
              </table:table-cell>
              <table:table-cell office:value-type="float" office:value="0.045891">
                <text:p>0.045891</text:p>
              </table:table-cell>
              <table:table-cell office:value-type="float" office:value="0.040787">
                <text:p>0.0407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7185">
                <text:p>0.037185</text:p>
              </table:table-cell>
              <table:table-cell office:value-type="float" office:value="0.04397">
                <text:p>0.04397</text:p>
              </table:table-cell>
              <table:table-cell office:value-type="float" office:value="0.041102">
                <text:p>0.0411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8339">
                <text:p>0.038339</text:p>
              </table:table-cell>
              <table:table-cell office:value-type="float" office:value="0.045411">
                <text:p>0.045411</text:p>
              </table:table-cell>
              <table:table-cell office:value-type="float" office:value="0.056205">
                <text:p>0.0562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9995">
                <text:p>0.039995</text:p>
              </table:table-cell>
              <table:table-cell office:value-type="float" office:value="0.045434">
                <text:p>0.045434</text:p>
              </table:table-cell>
              <table:table-cell office:value-type="float" office:value="0.049752">
                <text:p>0.0497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1689">
                <text:p>0.041689</text:p>
              </table:table-cell>
              <table:table-cell office:value-type="float" office:value="0.046577">
                <text:p>0.046577</text:p>
              </table:table-cell>
              <table:table-cell office:value-type="float" office:value="0.043864">
                <text:p>0.0438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7042">
                <text:p>0.047042</text:p>
              </table:table-cell>
              <table:table-cell office:value-type="float" office:value="0.046451">
                <text:p>0.046451</text:p>
              </table:table-cell>
              <table:table-cell office:value-type="float" office:value="0.044239">
                <text:p>0.0442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2697">
                <text:p>0.042697</text:p>
              </table:table-cell>
              <table:table-cell office:value-type="float" office:value="0.057951">
                <text:p>0.057951</text:p>
              </table:table-cell>
              <table:table-cell office:value-type="float" office:value="0.045033">
                <text:p>0.0450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8972">
                <text:p>0.048972</text:p>
              </table:table-cell>
              <table:table-cell office:value-type="float" office:value="0.048727">
                <text:p>0.048727</text:p>
              </table:table-cell>
              <table:table-cell office:value-type="float" office:value="0.04595">
                <text:p>0.045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548">
                <text:p>0.04548</text:p>
              </table:table-cell>
              <table:table-cell office:value-type="float" office:value="0.049747">
                <text:p>0.049747</text:p>
              </table:table-cell>
              <table:table-cell office:value-type="float" office:value="0.047399">
                <text:p>0.0473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7272">
                <text:p>0.047272</text:p>
              </table:table-cell>
              <table:table-cell office:value-type="float" office:value="0.049813">
                <text:p>0.049813</text:p>
              </table:table-cell>
              <table:table-cell office:value-type="float" office:value="0.047306">
                <text:p>0.0473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7226">
                <text:p>0.057226</text:p>
              </table:table-cell>
              <table:table-cell office:value-type="float" office:value="0.051616">
                <text:p>0.051616</text:p>
              </table:table-cell>
              <table:table-cell office:value-type="float" office:value="0.049226">
                <text:p>0.049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4333">
                <text:p>0.054333</text:p>
              </table:table-cell>
              <table:table-cell office:value-type="float" office:value="0.05286">
                <text:p>0.05286</text:p>
              </table:table-cell>
              <table:table-cell office:value-type="float" office:value="0.049141">
                <text:p>0.049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